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gerNameModelSupport.addLoggerName( String logg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ggerNameModelSupport.getLogg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NameModelSupport.addLoggerNameListener( LoggerName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NameModelSupport.notifyListeners( String logg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ggerNameModelSupport.removeLoggerNameListener( LoggerName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